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 fo:line-height="150%"/>
    </style:style>
    <style:style style:name="T2" style:parent-style-name="Policepardéfaut" style:family="text">
      <style:text-properties style:font-name="Times New Roman" fo:font-size="12pt" style:font-size-asian="12pt" style:font-size-complex="12pt"/>
    </style:style>
    <style:style style:name="T3" style:parent-style-name="Policepardéfaut" style:family="text">
      <style:text-properties fo:color="#000000"/>
    </style:style>
    <style:style style:name="T4" style:parent-style-name="Policepardéfaut" style:family="text">
      <style:text-properties fo:color="#000000"/>
    </style:style>
    <style:style style:name="T5" style:parent-style-name="Marquedecommentaire" style:family="text">
      <style:text-properties style:font-name-complex="Mangal" fo:font-weight="normal" style:font-weight-asian="normal" style:font-weight-complex="normal"/>
    </style:style>
    <style:style style:name="P6" style:parent-style-name="Textbody" style:family="paragraph">
      <style:paragraph-properties fo:line-height="150%"/>
    </style:style>
    <style:style style:name="T7" style:parent-style-name="Policepardéfaut" style:family="text">
      <style:text-properties style:font-name="Times New Roman"/>
    </style:style>
    <style:style style:name="T8" style:parent-style-name="Policepardéfaut" style:family="text">
      <style:text-properties style:font-name="Times New Roman"/>
    </style:style>
    <style:style style:name="T9" style:parent-style-name="Policepardéfaut" style:family="text">
      <style:text-properties style:font-name="Times New Roman"/>
    </style:style>
    <style:style style:name="T10" style:parent-style-name="Policepardéfaut" style:family="text">
      <style:text-properties style:font-name="Times New Roman"/>
    </style:style>
    <style:style style:name="T11" style:parent-style-name="Policepardéfaut" style:family="text">
      <style:text-properties style:font-name="Times New Roman"/>
    </style:style>
    <style:style style:name="T12" style:parent-style-name="Policepardéfaut" style:family="text">
      <style:text-properties style:font-name="Times New Roman"/>
    </style:style>
    <style:style style:name="T13" style:parent-style-name="Policepardéfaut" style:family="text">
      <style:text-properties style:font-name="Times New Roman"/>
    </style:style>
    <style:style style:name="T14" style:parent-style-name="Policepardéfaut" style:family="text">
      <style:text-properties style:font-name="Times New Roman"/>
    </style:style>
    <style:style style:name="T15" style:parent-style-name="Policepardéfaut" style:family="text">
      <style:text-properties style:font-name="Times New Roman"/>
    </style:style>
    <style:style style:name="T16" style:parent-style-name="Policepardéfaut" style:family="text">
      <style:text-properties style:font-name="Times New Roman"/>
    </style:style>
    <style:style style:name="T17" style:parent-style-name="Policepardéfaut" style:family="text">
      <style:text-properties style:font-name="Times New Roman"/>
    </style:style>
    <style:style style:name="T18" style:parent-style-name="Policepardéfaut" style:family="text">
      <style:text-properties style:font-name="Times New Roman"/>
    </style:style>
    <style:style style:name="T19" style:parent-style-name="Policepardéfaut" style:family="text">
      <style:text-properties style:font-name="Times New Roman"/>
    </style:style>
    <style:style style:name="T20" style:parent-style-name="Policepardéfaut" style:family="text">
      <style:text-properties style:font-name="Times New Roman"/>
    </style:style>
    <style:style style:name="T21" style:parent-style-name="Policepardéfaut" style:family="text">
      <style:text-properties style:font-name="Times New Roman"/>
    </style:style>
    <style:style style:name="T22" style:parent-style-name="Policepardéfaut" style:family="text">
      <style:text-properties style:font-name="Times New Roman"/>
    </style:style>
    <style:style style:name="T23" style:parent-style-name="Policepardéfaut" style:family="text">
      <style:text-properties style:font-name="Times New Roman"/>
    </style:style>
    <style:style style:name="T24" style:parent-style-name="Policepardéfaut" style:family="text">
      <style:text-properties style:font-name="Times New Roman" fo:font-style="italic" style:font-style-asian="italic"/>
    </style:style>
    <style:style style:name="T25" style:parent-style-name="Policepardéfaut" style:family="text">
      <style:text-properties style:font-name="Times New Roman"/>
    </style:style>
    <style:style style:name="T26" style:parent-style-name="Policepardéfaut" style:family="text">
      <style:text-properties style:font-name="Times New Roman"/>
    </style:style>
    <style:style style:name="T27" style:parent-style-name="Policepardéfaut" style:family="text">
      <style:text-properties style:font-name="Times New Roman"/>
    </style:style>
    <style:style style:name="T28" style:parent-style-name="Marquedecommentaire" style:family="text">
      <style:text-properties style:font-name-complex="Mangal"/>
    </style:style>
    <style:style style:name="T29" style:parent-style-name="Policepardéfaut" style:family="text">
      <style:text-properties style:font-name="Times New Roman"/>
    </style:style>
    <style:style style:name="T30" style:parent-style-name="Policepardéfaut" style:family="text">
      <style:text-properties style:font-name="Times New Roman"/>
    </style:style>
    <style:style style:name="T31" style:parent-style-name="Policepardéfaut" style:family="text">
      <style:text-properties style:font-name="Times New Roman"/>
    </style:style>
    <style:style style:name="T32" style:parent-style-name="Policepardéfaut" style:family="text">
      <style:text-properties style:font-name="Times New Roman"/>
    </style:style>
    <style:style style:name="T33" style:parent-style-name="Policepardéfaut" style:family="text">
      <style:text-properties style:font-name="Times New Roman"/>
    </style:style>
    <style:style style:name="T34" style:parent-style-name="Policepardéfaut" style:family="text">
      <style:text-properties style:font-name="Times New Roman"/>
    </style:style>
    <style:style style:name="T35" style:parent-style-name="Policepardéfaut" style:family="text">
      <style:text-properties style:font-name="Times New Roman"/>
    </style:style>
    <style:style style:name="T36" style:parent-style-name="Policepardéfaut" style:family="text">
      <style:text-properties style:font-name="Times New Roman"/>
    </style:style>
    <style:style style:name="T37" style:parent-style-name="Policepardéfaut" style:family="text">
      <style:text-properties style:font-name="Times New Roman"/>
    </style:style>
    <style:style style:name="T38" style:parent-style-name="Policepardéfaut" style:family="text">
      <style:text-properties style:font-name="Times New Roman"/>
    </style:style>
    <style:style style:name="P39" style:parent-style-name="Textbody" style:family="paragraph">
      <style:paragraph-properties fo:line-height="150%"/>
    </style:style>
    <style:style style:name="T40" style:parent-style-name="Policepardéfaut" style:family="text">
      <style:text-properties style:font-name="Times New Roman"/>
    </style:style>
    <style:style style:name="T41" style:parent-style-name="Policepardéfaut" style:family="text">
      <style:text-properties style:font-name="Times New Roman"/>
    </style:style>
    <style:style style:name="T42" style:parent-style-name="Marquedecommentaire" style:family="text">
      <style:text-properties style:font-name-complex="Mangal"/>
    </style:style>
    <style:style style:name="T43" style:parent-style-name="Policepardéfaut" style:family="text">
      <style:text-properties style:font-name="Times New Roman"/>
    </style:style>
    <style:style style:name="T44" style:parent-style-name="Policepardéfaut" style:family="text">
      <style:text-properties style:font-name="Times New Roman"/>
    </style:style>
    <style:style style:name="T45" style:parent-style-name="Policepardéfaut" style:family="text">
      <style:text-properties style:font-name="Times New Roman"/>
    </style:style>
    <style:style style:name="T46" style:parent-style-name="Policepardéfaut" style:family="text">
      <style:text-properties style:font-name="Times New Roman"/>
    </style:style>
    <style:style style:name="T47" style:parent-style-name="Policepardéfaut" style:family="text">
      <style:text-properties style:font-name="Times New Roman"/>
    </style:style>
    <style:style style:name="T48" style:parent-style-name="Policepardéfaut" style:family="text">
      <style:text-properties style:font-name="Times New Roman"/>
    </style:style>
    <style:style style:name="T49" style:parent-style-name="Marquedecommentaire" style:family="text">
      <style:text-properties style:font-name-complex="Mangal"/>
    </style:style>
    <style:style style:name="T50" style:parent-style-name="Policepardéfaut" style:family="text">
      <style:text-properties style:font-name="Times New Roman"/>
    </style:style>
    <style:style style:name="T51" style:parent-style-name="Policepardéfaut" style:family="text">
      <style:text-properties style:font-name="Times New Roman"/>
    </style:style>
    <style:style style:name="T52" style:parent-style-name="Policepardéfaut" style:family="text">
      <style:text-properties style:font-name="Times New Roman"/>
    </style:style>
    <style:style style:name="T53" style:parent-style-name="Marquedecommentaire" style:family="text">
      <style:text-properties style:font-name-complex="Mangal"/>
    </style:style>
    <style:style style:name="T54" style:parent-style-name="Policepardéfaut" style:family="text">
      <style:text-properties style:font-name="Times New Roman"/>
    </style:style>
    <style:style style:name="T55" style:parent-style-name="Policepardéfaut" style:family="text">
      <style:text-properties style:font-name="Times New Roman"/>
    </style:style>
    <style:style style:name="T56" style:parent-style-name="Policepardéfaut" style:family="text">
      <style:text-properties style:font-name="Times New Roman"/>
    </style:style>
    <style:style style:name="T57" style:parent-style-name="Policepardéfaut" style:family="text">
      <style:text-properties style:font-name="Times New Roman"/>
    </style:style>
    <style:style style:name="T58" style:parent-style-name="Policepardéfaut" style:family="text">
      <style:text-properties style:font-name="Times New Roman"/>
    </style:style>
    <style:style style:name="T59" style:parent-style-name="Policepardéfaut" style:family="text">
      <style:text-properties style:font-name="Times New Roman"/>
    </style:style>
    <style:style style:name="T60" style:parent-style-name="Policepardéfaut" style:family="text">
      <style:text-properties style:font-name="Times New Roman"/>
    </style:style>
    <style:style style:name="T61" style:parent-style-name="Policepardéfaut" style:family="text">
      <style:text-properties style:font-name="Times New Roman"/>
    </style:style>
    <style:style style:name="T62" style:parent-style-name="Policepardéfaut" style:family="text">
      <style:text-properties style:font-name="Times New Roman"/>
    </style:style>
    <style:style style:name="T63" style:parent-style-name="Policepardéfaut" style:family="text">
      <style:text-properties style:font-name="Times New Roman"/>
    </style:style>
    <style:style style:name="T64" style:parent-style-name="Policepardéfaut" style:family="text">
      <style:text-properties style:font-name="Times New Roman"/>
    </style:style>
    <style:style style:name="T65" style:parent-style-name="Policepardéfaut" style:family="text">
      <style:text-properties style:font-name="Times New Roman"/>
    </style:style>
    <style:style style:name="T66" style:parent-style-name="Policepardéfaut" style:family="text">
      <style:text-properties style:font-name="Times New Roman"/>
    </style:style>
    <style:style style:name="T67" style:parent-style-name="Policepardéfaut" style:family="text">
      <style:text-properties style:font-name="Times New Roman"/>
    </style:style>
    <style:style style:name="T68" style:parent-style-name="Policepardéfaut" style:family="text">
      <style:text-properties style:font-name="Times New Roman"/>
    </style:style>
    <style:style style:name="T69" style:parent-style-name="Policepardéfaut" style:family="text">
      <style:text-properties style:font-name="Times New Roman"/>
    </style:style>
    <style:style style:name="T70" style:parent-style-name="Policepardéfaut" style:family="text">
      <style:text-properties style:font-name="Times New Roman"/>
    </style:style>
    <style:style style:name="T71" style:parent-style-name="Policepardéfaut" style:family="text">
      <style:text-properties style:font-name="Times New Roman"/>
    </style:style>
    <style:style style:name="T72" style:parent-style-name="Policepardéfaut" style:family="text">
      <style:text-properties style:font-name="Times New Roman"/>
    </style:style>
    <style:style style:name="T73" style:parent-style-name="Policepardéfaut" style:family="text">
      <style:text-properties style:font-name="Times New Roman" fo:font-style="italic" style:font-style-asian="italic"/>
    </style:style>
    <style:style style:name="T74" style:parent-style-name="Policepardéfaut" style:family="text">
      <style:text-properties style:font-name="Times New Roman"/>
    </style:style>
    <style:style style:name="T75" style:parent-style-name="Policepardéfaut" style:family="text">
      <style:text-properties style:font-name="Times New Roman"/>
    </style:style>
    <style:style style:name="T76" style:parent-style-name="Policepardéfaut" style:family="text">
      <style:text-properties style:font-name="Times New Roman"/>
    </style:style>
    <style:style style:name="T77" style:parent-style-name="Policepardéfaut" style:family="text">
      <style:text-properties style:font-name="Times New Roman" fo:font-style="italic" style:font-style-asian="italic"/>
    </style:style>
    <style:style style:name="T78" style:parent-style-name="Policepardéfaut" style:family="text">
      <style:text-properties style:font-name="Times New Roman"/>
    </style:style>
    <style:style style:name="T79" style:parent-style-name="Policepardéfaut" style:family="text">
      <style:text-properties style:font-name="Times New Roman"/>
    </style:style>
    <style:style style:name="T80" style:parent-style-name="Policepardéfaut" style:family="text">
      <style:text-properties style:font-name="Times New Roman"/>
    </style:style>
    <style:style style:name="T81" style:parent-style-name="Marquedecommentaire" style:family="text">
      <style:text-properties style:font-name-complex="Mangal"/>
    </style:style>
    <style:style style:name="T82" style:parent-style-name="Policepardéfaut" style:family="text">
      <style:text-properties style:font-name="Times New Roman"/>
    </style:style>
    <style:style style:name="T83" style:parent-style-name="Policepardéfaut" style:family="text">
      <style:text-properties style:font-name="Times New Roman"/>
    </style:style>
    <style:style style:name="T84" style:parent-style-name="Policepardéfaut" style:family="text">
      <style:text-properties style:font-name="Times New Roman"/>
    </style:style>
    <style:style style:name="T85" style:parent-style-name="Policepardéfaut" style:family="text">
      <style:text-properties style:font-name="Times New Roman"/>
    </style:style>
    <style:style style:name="T86" style:parent-style-name="Marquedecommentaire" style:family="text">
      <style:text-properties style:font-name-complex="Mangal"/>
    </style:style>
    <style:style style:name="T87" style:parent-style-name="Policepardéfaut" style:family="text">
      <style:text-properties style:font-name="Times New Roman"/>
    </style:style>
    <style:style style:name="T88" style:parent-style-name="Policepardéfaut" style:family="text">
      <style:text-properties style:font-name="Times New Roman"/>
    </style:style>
    <style:style style:name="T89" style:parent-style-name="Policepardéfaut" style:family="text">
      <style:text-properties style:font-name="Times New Roman" fo:font-style="italic" style:font-style-asian="italic"/>
    </style:style>
    <style:style style:name="T90" style:parent-style-name="Policepardéfaut" style:family="text">
      <style:text-properties style:font-name="Times New Roman"/>
    </style:style>
    <style:style style:name="T91" style:parent-style-name="Policepardéfaut" style:family="text">
      <style:text-properties style:font-name="Times New Roman"/>
    </style:style>
    <style:style style:name="T92" style:parent-style-name="Policepardéfaut" style:family="text">
      <style:text-properties style:font-name="Times New Roman"/>
    </style:style>
    <style:style style:name="T93" style:parent-style-name="Policepardéfaut" style:family="text">
      <style:text-properties style:font-name="Times New Roman" fo:font-style="italic" style:font-style-asian="italic"/>
    </style:style>
    <style:style style:name="T94" style:parent-style-name="Policepardéfaut" style:family="text">
      <style:text-properties style:font-name="Times New Roman"/>
    </style:style>
    <style:style style:name="T95" style:parent-style-name="Policepardéfaut" style:family="text">
      <style:text-properties style:font-name="Times New Roman"/>
    </style:style>
    <style:style style:name="T96" style:parent-style-name="Policepardéfaut" style:family="text">
      <style:text-properties style:font-name="Times New Roman"/>
    </style:style>
    <style:style style:name="T97" style:parent-style-name="Policepardéfaut" style:family="text">
      <style:text-properties style:font-name="Times New Roman"/>
    </style:style>
    <style:style style:name="T98" style:parent-style-name="Policepardéfaut" style:family="text">
      <style:text-properties style:font-name="Times New Roman"/>
    </style:style>
    <style:style style:name="T99" style:parent-style-name="Policepardéfaut" style:family="text">
      <style:text-properties style:font-name="Times New Roman"/>
    </style:style>
    <style:style style:name="T100" style:parent-style-name="Policepardéfaut" style:family="text">
      <style:text-properties style:font-name="Times New Roman"/>
    </style:style>
    <style:style style:name="T101" style:parent-style-name="Policepardéfaut" style:family="text">
      <style:text-properties style:font-name="Times New Roman"/>
    </style:style>
    <style:style style:name="T102" style:parent-style-name="Policepardéfaut" style:family="text">
      <style:text-properties style:font-name="Times New Roman"/>
    </style:style>
    <style:style style:name="T103" style:parent-style-name="Policepardéfaut" style:family="text">
      <style:text-properties style:font-name="Times New Roman"/>
    </style:style>
    <style:style style:name="T104" style:parent-style-name="Marquedecommentaire" style:family="text">
      <style:text-properties style:font-name-complex="Mangal"/>
    </style:style>
    <style:style style:name="T105" style:parent-style-name="Policepardéfaut" style:family="text">
      <style:text-properties style:font-name="Times New Roman"/>
    </style:style>
    <style:style style:name="T106" style:parent-style-name="Policepardéfaut" style:family="text">
      <style:text-properties style:font-name="Times New Roman" fo:font-style="italic" style:font-style-asian="italic"/>
    </style:style>
    <style:style style:name="T107" style:parent-style-name="Policepardéfaut" style:family="text">
      <style:text-properties style:font-name="Times New Roman" fo:font-style="italic" style:font-style-asian="italic"/>
    </style:style>
    <style:style style:name="T108" style:parent-style-name="Policepardéfaut" style:family="text">
      <style:text-properties style:font-name="Times New Roman"/>
    </style:style>
    <style:style style:name="T109" style:parent-style-name="Policepardéfaut" style:family="text">
      <style:text-properties style:font-name="Times New Roman"/>
    </style:style>
    <style:style style:name="T110" style:parent-style-name="Policepardéfaut" style:family="text">
      <style:text-properties style:font-name="Times New Roman"/>
    </style:style>
    <style:style style:name="T111" style:parent-style-name="Policepardéfaut" style:family="text">
      <style:text-properties style:font-name="Times New Roman"/>
    </style:style>
    <style:style style:name="T112" style:parent-style-name="Policepardéfaut" style:family="text">
      <style:text-properties style:font-name="Times New Roman"/>
    </style:style>
    <style:style style:name="T113" style:parent-style-name="Policepardéfaut" style:family="text">
      <style:text-properties style:font-name="Times New Roman"/>
    </style:style>
    <style:style style:name="T114" style:parent-style-name="Policepardéfaut" style:family="text">
      <style:text-properties style:font-name="Times New Roman"/>
    </style:style>
    <style:style style:name="T115" style:parent-style-name="Policepardéfaut" style:family="text">
      <style:text-properties style:font-name="Times New Roman"/>
    </style:style>
    <style:style style:name="T116" style:parent-style-name="Policepardéfaut" style:family="text">
      <style:text-properties style:font-name="Times New Roman"/>
    </style:style>
    <style:style style:name="T117" style:parent-style-name="Policepardéfaut" style:family="text">
      <style:text-properties style:font-name="Times New Roman"/>
    </style:style>
    <style:style style:name="T118" style:parent-style-name="Policepardéfaut" style:family="text">
      <style:text-properties style:font-name="Times New Roman"/>
    </style:style>
    <style:style style:name="T119" style:parent-style-name="Policepardéfaut" style:family="text">
      <style:text-properties style:font-name="Times New Roman"/>
    </style:style>
    <style:style style:name="T120" style:parent-style-name="Policepardéfaut" style:family="text">
      <style:text-properties style:font-name="Times New Roman"/>
    </style:style>
    <style:style style:name="T121" style:parent-style-name="Policepardéfaut" style:family="text">
      <style:text-properties style:font-name="Times New Roman"/>
    </style:style>
    <style:style style:name="T122" style:parent-style-name="Policepardéfaut" style:family="text">
      <style:text-properties style:font-name="Times New Roman"/>
    </style:style>
    <style:style style:name="P123" style:parent-style-name="Textbody" style:family="paragraph">
      <style:paragraph-properties fo:line-height="150%"/>
    </style:style>
    <style:style style:name="T124" style:parent-style-name="Policepardéfaut" style:family="text">
      <style:text-properties style:font-name="Times New Roman"/>
    </style:style>
    <style:style style:name="T125" style:parent-style-name="Policepardéfaut" style:family="text">
      <style:text-properties style:font-name="Times New Roman"/>
    </style:style>
    <style:style style:name="T126" style:parent-style-name="Policepardéfaut" style:family="text">
      <style:text-properties style:font-name="Times New Roman"/>
    </style:style>
    <style:style style:name="T127" style:parent-style-name="Policepardéfaut" style:family="text">
      <style:text-properties style:font-name="Times New Roman"/>
    </style:style>
    <style:style style:name="T128" style:parent-style-name="Policepardéfaut" style:family="text">
      <style:text-properties style:font-name="Times New Roman"/>
    </style:style>
    <style:style style:name="T129" style:parent-style-name="Policepardéfaut" style:family="text">
      <style:text-properties style:font-name="Times New Roman"/>
    </style:style>
    <style:style style:name="T130" style:parent-style-name="Policepardéfaut" style:family="text">
      <style:text-properties style:font-name="Times New Roman"/>
    </style:style>
    <style:style style:name="T131" style:parent-style-name="Policepardéfaut" style:family="text">
      <style:text-properties style:font-name="Times New Roman"/>
    </style:style>
    <style:style style:name="T132" style:parent-style-name="Policepardéfaut" style:family="text">
      <style:text-properties style:font-name="Times New Roman"/>
    </style:style>
    <style:style style:name="T133" style:parent-style-name="Policepardéfaut" style:family="text">
      <style:text-properties style:font-name="Times New Roman"/>
    </style:style>
    <style:style style:name="T134" style:parent-style-name="Policepardéfaut" style:family="text">
      <style:text-properties style:font-name="Times New Roman" fo:font-style="italic" style:font-style-asian="italic"/>
    </style:style>
    <style:style style:name="T135" style:parent-style-name="Policepardéfaut" style:family="text">
      <style:text-properties style:font-name="Times New Roman"/>
    </style:style>
    <style:style style:name="T136" style:parent-style-name="Policepardéfaut" style:family="text">
      <style:text-properties style:font-name="Times New Roman"/>
    </style:style>
    <style:style style:name="T137" style:parent-style-name="Policepardéfaut" style:family="text">
      <style:text-properties style:font-name="Times New Roman"/>
    </style:style>
    <style:style style:name="T138" style:parent-style-name="Policepardéfaut" style:family="text">
      <style:text-properties style:font-name="Times New Roman" fo:font-style="italic" style:font-style-asian="italic"/>
    </style:style>
    <style:style style:name="T139" style:parent-style-name="Policepardéfaut" style:family="text">
      <style:text-properties style:font-name="Times New Roman"/>
    </style:style>
    <style:style style:name="T140" style:parent-style-name="Policepardéfaut" style:family="text">
      <style:text-properties style:font-name="Times New Roman"/>
    </style:style>
    <style:style style:name="T141" style:parent-style-name="Policepardéfaut" style:family="text">
      <style:text-properties style:font-name="Times New Roman"/>
    </style:style>
    <style:style style:name="T142" style:parent-style-name="Policepardéfaut" style:family="text">
      <style:text-properties style:font-name="Times New Roman" fo:font-style="italic" style:font-style-asian="italic"/>
    </style:style>
    <style:style style:name="T143" style:parent-style-name="Policepardéfaut" style:family="text">
      <style:text-properties style:font-name="Times New Roman"/>
    </style:style>
    <style:style style:name="T144" style:parent-style-name="Policepardéfaut" style:family="text">
      <style:text-properties style:font-name="Times New Roman"/>
    </style:style>
    <style:style style:name="T145" style:parent-style-name="Marquedecommentaire" style:family="text">
      <style:text-properties style:font-name-complex="Mangal"/>
    </style:style>
    <style:style style:name="T146" style:parent-style-name="Policepardéfaut" style:family="text">
      <style:text-properties style:font-name="Times New Roman"/>
    </style:style>
    <style:style style:name="T147" style:parent-style-name="Policepardéfaut" style:family="text">
      <style:text-properties style:font-name="Times New Roman"/>
    </style:style>
    <style:style style:name="T148" style:parent-style-name="Policepardéfaut" style:family="text">
      <style:text-properties style:font-name="Times New Roman"/>
    </style:style>
    <style:style style:name="T149" style:parent-style-name="Policepardéfaut" style:family="text">
      <style:text-properties style:font-name="Times New Roman"/>
    </style:style>
    <style:style style:name="T150" style:parent-style-name="Policepardéfaut" style:family="text">
      <style:text-properties style:font-name="Times New Roman"/>
    </style:style>
    <style:style style:name="T151" style:parent-style-name="Policepardéfaut" style:family="text">
      <style:text-properties style:font-name="Times New Roman"/>
    </style:style>
    <style:style style:name="T152" style:parent-style-name="Policepardéfaut" style:family="text">
      <style:text-properties style:font-name="Times New Roman"/>
    </style:style>
    <style:style style:name="T153" style:parent-style-name="Policepardéfaut" style:family="text">
      <style:text-properties style:font-name="Times New Roman"/>
    </style:style>
    <style:style style:name="T154" style:parent-style-name="Policepardéfaut" style:family="text">
      <style:text-properties style:font-name="Times New Roman"/>
    </style:style>
    <style:style style:name="T155" style:parent-style-name="Policepardéfaut" style:family="text">
      <style:text-properties style:font-name="Times New Roman"/>
    </style:style>
    <style:style style:name="T156" style:parent-style-name="Policepardéfaut" style:family="text">
      <style:text-properties style:font-name="Times New Roman"/>
    </style:style>
    <style:style style:name="T157" style:parent-style-name="Policepardéfaut" style:family="text">
      <style:text-properties style:font-name="Times New Roman" fo:font-style="italic" style:font-style-asian="italic"/>
    </style:style>
    <style:style style:name="T158" style:parent-style-name="Policepardéfaut" style:family="text">
      <style:text-properties style:font-name="Times New Roman"/>
    </style:style>
    <style:style style:name="T159" style:parent-style-name="Policepardéfaut" style:family="text">
      <style:text-properties style:font-name="Times New Roman"/>
    </style:style>
    <style:style style:name="T160" style:parent-style-name="Policepardéfaut" style:family="text">
      <style:text-properties style:font-name="Times New Roman"/>
    </style:style>
    <style:style style:name="T161" style:parent-style-name="Policepardéfaut" style:family="text">
      <style:text-properties style:font-name="Times New Roman"/>
    </style:style>
    <style:style style:name="T162" style:parent-style-name="Policepardéfaut" style:family="text">
      <style:text-properties style:font-name="Times New Roman"/>
    </style:style>
    <style:style style:name="T163" style:parent-style-name="Marquedecommentaire" style:family="text">
      <style:text-properties style:font-name-complex="Mangal"/>
    </style:style>
    <style:style style:name="T164" style:parent-style-name="Policepardéfaut" style:family="text">
      <style:text-properties style:font-name="Times New Roman"/>
    </style:style>
    <style:style style:name="P165" style:parent-style-name="Textbody" style:family="paragraph">
      <style:paragraph-properties fo:line-height="150%"/>
    </style:style>
    <style:style style:name="T166" style:parent-style-name="Policepardéfaut" style:family="text">
      <style:text-properties style:font-name="Times New Roman"/>
    </style:style>
    <style:style style:name="T167" style:parent-style-name="Policepardéfaut" style:family="text">
      <style:text-properties style:font-name="Times New Roman"/>
    </style:style>
    <style:style style:name="T168" style:parent-style-name="Marquedecommentaire" style:family="text">
      <style:text-properties style:font-name-complex="Mangal"/>
    </style:style>
    <style:style style:name="P169" style:parent-style-name="Textbody" style:family="paragraph">
      <style:paragraph-properties fo:line-height="150%"/>
    </style:style>
    <style:style style:name="T170" style:parent-style-name="Policepardéfaut" style:family="text">
      <style:text-properties style:font-name="Times New Roman"/>
    </style:style>
    <style:style style:name="T171" style:parent-style-name="Policepardéfaut" style:family="text">
      <style:text-properties style:font-name="Times New Roman"/>
    </style:style>
    <style:style style:name="T172" style:parent-style-name="Policepardéfaut" style:family="text">
      <style:text-properties style:font-name="Times New Roman"/>
    </style:style>
    <style:style style:name="T173" style:parent-style-name="Policepardéfaut" style:family="text">
      <style:text-properties style:font-name="Times New Roman"/>
    </style:style>
    <style:style style:name="T174" style:parent-style-name="Marquedecommentaire" style:family="text">
      <style:text-properties style:font-name-complex="Mangal"/>
    </style:style>
    <style:style style:name="T175" style:parent-style-name="Policepardéfaut" style:family="text">
      <style:text-properties style:font-name="Times New Roman"/>
    </style:style>
    <style:style style:name="T176" style:parent-style-name="Marquedecommentaire" style:family="text">
      <style:text-properties style:font-name-complex="Mangal"/>
    </style:style>
    <style:style style:name="T177" style:parent-style-name="Policepardéfaut" style:family="text">
      <style:text-properties style:font-name="Times New Roman"/>
    </style:style>
    <style:style style:name="T178" style:parent-style-name="Policepardéfaut" style:family="text">
      <style:text-properties style:font-name="Times New Roman"/>
    </style:style>
    <style:style style:name="T179" style:parent-style-name="Policepardéfaut" style:family="text">
      <style:text-properties style:font-name="Times New Roman"/>
    </style:style>
    <style:style style:name="T180" style:parent-style-name="Policepardéfaut" style:family="text">
      <style:text-properties style:font-name="Times New Roman"/>
    </style:style>
    <style:style style:name="T181" style:parent-style-name="Policepardéfaut" style:family="text">
      <style:text-properties style:font-name="Times New Roman"/>
    </style:style>
    <style:style style:name="T182" style:parent-style-name="Policepardéfaut" style:family="text">
      <style:text-properties style:font-name="Times New Roman" fo:font-style="italic" style:font-style-asian="italic"/>
    </style:style>
    <style:style style:name="T183" style:parent-style-name="Policepardéfaut" style:family="text">
      <style:text-properties style:font-name="Times New Roman"/>
    </style:style>
    <style:style style:name="T184" style:parent-style-name="Policepardéfaut" style:family="text">
      <style:text-properties style:font-name="Times New Roman"/>
    </style:style>
    <style:style style:name="T185" style:parent-style-name="Policepardéfaut" style:family="text">
      <style:text-properties style:font-name="Times New Roman"/>
    </style:style>
    <style:style style:name="T186" style:parent-style-name="Marquedecommentaire" style:family="text">
      <style:text-properties style:font-name-complex="Mangal"/>
    </style:style>
    <style:style style:name="T187" style:parent-style-name="Policepardéfaut" style:family="text">
      <style:text-properties style:font-name="Times New Roman"/>
    </style:style>
    <style:style style:name="T188" style:parent-style-name="Marquedecommentaire" style:family="text">
      <style:text-properties style:font-name-complex="Mangal"/>
    </style:style>
    <style:style style:name="T189" style:parent-style-name="Policepardéfaut" style:family="text">
      <style:text-properties style:font-name="Times New Roman"/>
    </style:style>
    <style:style style:name="T190" style:parent-style-name="Policepardéfaut" style:family="text">
      <style:text-properties style:font-name="Times New Roman"/>
    </style:style>
    <style:style style:name="T191" style:parent-style-name="Policepardéfaut" style:family="text">
      <style:text-properties style:font-name="Times New Roman"/>
    </style:style>
    <style:style style:name="T192" style:parent-style-name="Marquedecommentaire" style:family="text">
      <style:text-properties style:font-name-complex="Mangal"/>
    </style:style>
    <style:style style:name="T193" style:parent-style-name="Policepardéfaut" style:family="text">
      <style:text-properties style:font-name="Times New Roman"/>
    </style:style>
    <style:style style:name="T194" style:parent-style-name="Policepardéfaut" style:family="text">
      <style:text-properties style:font-name="Times New Roman"/>
    </style:style>
    <style:style style:name="T195" style:parent-style-name="Policepardéfaut" style:family="text">
      <style:text-properties style:font-name="Times New Roman"/>
    </style:style>
    <style:style style:name="T196" style:parent-style-name="Policepardéfaut" style:family="text">
      <style:text-properties style:font-name="Times New Roman" fo:font-style="italic" style:font-style-asian="italic"/>
    </style:style>
    <style:style style:name="T197" style:parent-style-name="Policepardéfaut" style:family="text">
      <style:text-properties style:font-name="Times New Roman"/>
    </style:style>
    <style:style style:name="T198" style:parent-style-name="Policepardéfaut" style:family="text">
      <style:text-properties style:font-name="Times New Roman"/>
    </style:style>
    <style:style style:name="T199" style:parent-style-name="Policepardéfaut" style:family="text">
      <style:text-properties style:font-name="Times New Roman"/>
    </style:style>
    <style:style style:name="T200" style:parent-style-name="Policepardéfaut" style:family="text">
      <style:text-properties style:font-name="Times New Roman"/>
    </style:style>
    <style:style style:name="T201" style:parent-style-name="Policepardéfaut" style:family="text">
      <style:text-properties style:font-name="Times New Roman"/>
    </style:style>
    <style:style style:name="T202" style:parent-style-name="Marquedecommentaire" style:family="text">
      <style:text-properties style:font-name-complex="Mangal"/>
    </style:style>
    <style:style style:name="P203" style:parent-style-name="Textbody" style:family="paragraph">
      <style:paragraph-properties fo:line-height="150%"/>
    </style:style>
    <style:style style:name="T204" style:parent-style-name="Policepardéfaut" style:family="text">
      <style:text-properties style:font-name="Times New Roman"/>
    </style:style>
    <style:style style:name="T205" style:parent-style-name="Policepardéfaut" style:family="text">
      <style:text-properties style:font-name="Times New Roman"/>
    </style:style>
    <style:style style:name="T206" style:parent-style-name="Policepardéfaut" style:family="text">
      <style:text-properties style:font-name="Times New Roman"/>
    </style:style>
    <style:style style:name="T207" style:parent-style-name="Policepardéfaut" style:family="text">
      <style:text-properties style:font-name="Times New Roman"/>
    </style:style>
    <style:style style:name="T208" style:parent-style-name="Policepardéfaut" style:family="text">
      <style:text-properties style:font-name="Times New Roman"/>
    </style:style>
    <style:style style:name="T209" style:parent-style-name="Policepardéfaut" style:family="text">
      <style:text-properties fo:font-style="italic" style:font-style-asian="italic"/>
    </style:style>
    <style:style style:name="T210" style:parent-style-name="Policepardéfaut" style:family="text">
      <style:text-properties fo:font-style="italic" style:font-style-asian="italic"/>
    </style:style>
    <style:style style:name="T211" style:parent-style-name="Policepardéfaut" style:family="text">
      <style:text-properties style:font-name="Times New Roman"/>
    </style:style>
    <style:style style:name="T212" style:parent-style-name="Marquedecommentaire" style:family="text">
      <style:text-properties style:font-name-complex="Mangal"/>
    </style:style>
    <style:style style:name="T213" style:parent-style-name="Policepardéfaut" style:family="text">
      <style:text-properties style:font-name="Times New Roman"/>
    </style:style>
    <style:style style:name="T214" style:parent-style-name="Policepardéfaut" style:family="text">
      <style:text-properties style:font-name="Times New Roman"/>
    </style:style>
    <style:style style:name="T215" style:parent-style-name="Policepardéfaut" style:family="text">
      <style:text-properties style:font-name="Times New Roman"/>
    </style:style>
    <style:style style:name="T216" style:parent-style-name="Policepardéfaut" style:family="text">
      <style:text-properties style:font-name="Times New Roman"/>
    </style:style>
    <style:style style:name="T217" style:parent-style-name="Policepardéfaut" style:family="text">
      <style:text-properties style:font-name="Times New Roman"/>
    </style:style>
    <style:style style:name="T218" style:parent-style-name="Marquedecommentaire" style:family="text">
      <style:text-properties style:font-name-complex="Mangal"/>
    </style:style>
    <style:style style:name="T219" style:parent-style-name="Policepardéfaut" style:family="text">
      <style:text-properties style:font-name="Times New Roman"/>
    </style:style>
    <style:style style:name="T220" style:parent-style-name="Policepardéfaut" style:family="text">
      <style:text-properties style:font-name="Times New Roman"/>
    </style:style>
    <style:style style:name="T221" style:parent-style-name="Marquedecommentaire" style:family="text">
      <style:text-properties style:font-name-complex="Mangal"/>
    </style:style>
    <style:style style:name="T222" style:parent-style-name="Policepardéfaut" style:family="text">
      <style:text-properties style:font-name="Times New Roman"/>
    </style:style>
    <style:style style:name="T223" style:parent-style-name="Policepardéfaut" style:family="text">
      <style:text-properties style:font-name="Times New Roman"/>
    </style:style>
    <style:style style:name="T224" style:parent-style-name="Policepardéfaut" style:family="text">
      <style:text-properties style:font-name="Times New Roman"/>
    </style:style>
    <style:style style:name="T225" style:parent-style-name="Policepardéfaut" style:family="text">
      <style:text-properties style:font-name="Times New Roman"/>
    </style:style>
    <style:style style:name="T226" style:parent-style-name="Policepardéfaut" style:family="text">
      <style:text-properties style:font-name="Times New Roman"/>
    </style:style>
    <style:style style:name="T227" style:parent-style-name="Policepardéfaut" style:family="text">
      <style:text-properties fo:font-style="italic" style:font-style-asian="italic"/>
    </style:style>
    <style:style style:name="T228" style:parent-style-name="Policepardéfaut" style:family="text">
      <style:text-properties style:font-name="Times New Roman"/>
    </style:style>
    <style:style style:name="P229" style:parent-style-name="Textbody" style:family="paragraph">
      <style:paragraph-properties fo:line-height="150%"/>
    </style:style>
    <style:style style:name="T230" style:parent-style-name="Policepardéfaut" style:family="text">
      <style:text-properties style:font-name="Times New Roman"/>
    </style:style>
    <style:style style:name="T231" style:parent-style-name="Policepardéfaut" style:family="text">
      <style:text-properties style:font-name="Times New Roman"/>
    </style:style>
    <style:style style:name="T232" style:parent-style-name="Marquedecommentaire" style:family="text">
      <style:text-properties style:font-name-complex="Mangal"/>
    </style:style>
    <style:style style:name="P233" style:parent-style-name="Textbody" style:family="paragraph">
      <style:paragraph-properties fo:line-height="150%"/>
    </style:style>
    <style:style style:name="T234" style:parent-style-name="Policepardéfaut" style:family="text">
      <style:text-properties style:font-name="Times New Roman"/>
    </style:style>
    <style:style style:name="T235" style:parent-style-name="Policepardéfaut" style:family="text">
      <style:text-properties style:font-name="Times New Roman"/>
    </style:style>
    <style:style style:name="T236" style:parent-style-name="Marquedecommentaire" style:family="text">
      <style:text-properties style:font-name-complex="Mangal"/>
    </style:style>
    <style:style style:name="T237" style:parent-style-name="Policepardéfaut" style:family="text">
      <style:text-properties style:font-name="Times New Roman"/>
    </style:style>
    <style:style style:name="T238" style:parent-style-name="Marquedecommentaire" style:family="text">
      <style:text-properties style:font-name-complex="Mangal"/>
    </style:style>
    <style:style style:name="T239" style:parent-style-name="Policepardéfaut" style:family="text">
      <style:text-properties style:font-name="Times New Roman"/>
    </style:style>
    <style:style style:name="T240" style:parent-style-name="Marquedecommentaire" style:family="text">
      <style:text-properties style:font-name-complex="Mangal"/>
    </style:style>
    <style:style style:name="T241" style:parent-style-name="Policepardéfaut" style:family="text">
      <style:text-properties style:font-name="Times New Roman"/>
    </style:style>
    <style:style style:name="P242" style:parent-style-name="Textbody" style:family="paragraph">
      <style:paragraph-properties fo:line-height="150%"/>
    </style:style>
    <style:style style:name="T243" style:parent-style-name="Policepardéfaut" style:family="text">
      <style:text-properties style:font-name="Times New Roman"/>
    </style:style>
    <style:style style:name="T244" style:parent-style-name="Policepardéfaut" style:family="text">
      <style:text-properties style:font-name="Times New Roman"/>
    </style:style>
    <style:style style:name="T245" style:parent-style-name="Policepardéfaut" style:family="text">
      <style:text-properties style:font-name="Times New Roman"/>
    </style:style>
    <style:style style:name="T246" style:parent-style-name="Policepardéfaut" style:family="text">
      <style:text-properties style:font-name="Times New Roman"/>
    </style:style>
    <style:style style:name="T247" style:parent-style-name="Policepardéfaut" style:family="text">
      <style:text-properties style:font-name="Times New Roman"/>
    </style:style>
    <style:style style:name="T248" style:parent-style-name="Policepardéfaut" style:family="text">
      <style:text-properties style:font-name="Times New Roman"/>
    </style:style>
    <style:style style:name="T249" style:parent-style-name="Policepardéfaut" style:family="text">
      <style:text-properties style:font-name="Times New Roman"/>
    </style:style>
    <style:style style:name="T250" style:parent-style-name="Marquedecommentaire" style:family="text">
      <style:text-properties style:font-name-complex="Mangal"/>
    </style:style>
    <style:style style:name="T251" style:parent-style-name="Policepardéfaut" style:family="text">
      <style:text-properties style:font-name="Times New Roman"/>
    </style:style>
    <style:style style:name="P252" style:parent-style-name="Textbody" style:family="paragraph">
      <style:paragraph-properties fo:line-height="150%"/>
    </style:style>
    <style:style style:name="T253" style:parent-style-name="Policepardéfaut" style:family="text">
      <style:text-properties style:font-name="Times New Roman"/>
    </style:style>
    <style:style style:name="T254" style:parent-style-name="Policepardéfaut" style:family="text">
      <style:text-properties style:font-name="Times New Roman"/>
    </style:style>
    <style:style style:name="T255" style:parent-style-name="Marquedecommentaire" style:family="text">
      <style:text-properties style:font-name-complex="Mangal"/>
    </style:style>
    <style:style style:name="T256" style:parent-style-name="Policepardéfaut" style:family="text">
      <style:text-properties style:font-name="Times New Roman"/>
    </style:style>
    <style:style style:name="T257" style:parent-style-name="Policepardéfaut" style:family="text">
      <style:text-properties style:font-name="Times New Roman"/>
    </style:style>
    <style:style style:name="T258" style:parent-style-name="Policepardéfaut" style:family="text">
      <style:text-properties style:font-name="Times New Roman"/>
    </style:style>
    <style:style style:name="T259" style:parent-style-name="Policepardéfaut" style:family="text">
      <style:text-properties style:font-name="Times New Roman"/>
    </style:style>
    <style:style style:name="T260" style:parent-style-name="Marquedecommentaire" style:family="text">
      <style:text-properties style:font-name-complex="Mangal"/>
    </style:style>
    <style:style style:name="T261" style:parent-style-name="Policepardéfaut" style:family="text">
      <style:text-properties style:font-name="Times New Roman"/>
    </style:style>
    <style:style style:name="T262" style:parent-style-name="Policepardéfaut" style:family="text">
      <style:text-properties style:font-name="Times New Roman" fo:font-weight="bold" style:font-weight-asian="bold" style:font-weight-complex="bold"/>
    </style:style>
    <style:style style:name="T263" style:parent-style-name="Policepardéfaut" style:family="text">
      <style:text-properties style:font-name="Times New Roman"/>
    </style:style>
    <style:style style:name="T264" style:parent-style-name="Policepardéfaut" style:family="text">
      <style:text-properties style:font-name="Times New Roman"/>
    </style:style>
    <style:style style:name="T265" style:parent-style-name="Policepardéfaut" style:family="text">
      <style:text-properties style:font-name="Times New Roman"/>
    </style:style>
    <style:style style:name="T266" style:parent-style-name="Policepardéfaut" style:family="text">
      <style:text-properties style:font-name="Times New Roman"/>
    </style:style>
    <style:style style:name="T267" style:parent-style-name="Policepardéfaut" style:family="text">
      <style:text-properties style:font-name="Times New Roman"/>
    </style:style>
    <style:style style:name="T268" style:parent-style-name="Policepardéfaut" style:family="text">
      <style:text-properties style:font-name="Times New Roman"/>
    </style:style>
    <style:style style:name="T269" style:parent-style-name="Policepardéfaut" style:family="text">
      <style:text-properties style:font-name="Times New Roman"/>
    </style:style>
    <style:style style:name="T270" style:parent-style-name="Policepardéfaut" style:family="text">
      <style:text-properties style:font-name="Times New Roman"/>
    </style:style>
    <style:style style:name="T271" style:parent-style-name="Policepardéfaut" style:family="text">
      <style:text-properties style:font-name="Times New Roman"/>
    </style:style>
    <style:style style:name="T272" style:parent-style-name="Policepardéfaut" style:family="text">
      <style:text-properties style:font-name="Times New Roman"/>
    </style:style>
    <style:style style:name="T273" style:parent-style-name="Policepardéfaut" style:family="text">
      <style:text-properties style:font-name="Times New Roman"/>
    </style:style>
    <style:style style:name="T274" style:parent-style-name="Policepardéfaut" style:family="text">
      <style:text-properties style:font-name="Times New Roman"/>
    </style:style>
    <style:style style:name="T275" style:parent-style-name="Policepardéfaut" style:family="text">
      <style:text-properties style:font-name="Times New Roman"/>
    </style:style>
    <style:style style:name="T276" style:parent-style-name="Policepardéfaut" style:family="text">
      <style:text-properties style:font-name="Times New Roman"/>
    </style:style>
    <style:style style:name="T277" style:parent-style-name="Policepardéfaut" style:family="text">
      <style:text-properties style:font-name="Times New Roman" fo:font-weight="bold" style:font-weight-asian="bold" style:font-weight-complex="bold"/>
    </style:style>
    <style:style style:name="T278" style:parent-style-name="Marquedecommentaire" style:family="text">
      <style:text-properties style:font-name-complex="Mangal"/>
    </style:style>
  </office:automatic-styles>
  <office:body>
    <office:text text:use-soft-page-breaks="true">
      <text:h text:style-name="P1" text:outline-level="1"><text:span text:style-name="T2"><office:annotation office:name="0"><dc:creator> </dc:creator><dc:date>2023-06-01T18:18:00</dc:date><text:p text:style-name="Commentaire">On ne voit pas assez bien l’entonnoir d’idées qui doit aboutir à tes questions et hypotheses. C’est un peu décousu. Il faut le retravailler.</text:p><text:p text:style-name="Commentaire">La justif sur pourquoi travailler sur des groups trophiques doit être améliorée.<text:s/></text:p><text:p text:style-name="Commentaire">Le cadre conceptuel n’est pas clair, il faut que l’on puisse se dire: “ah Ok, il teste l’hypothèse MACHIN ou BIDULE proposée par .xxx”.<text:s/>Par ex<text:s/><text:span text:style-name="T3">Understanding how ecological communities are organised across space scales is a long-standing question in community ecology with a well-established conceptual framework (Keddy &amp; Weiher, 1995,</text:span><text:s/>Lortie 2004, Garnier &amp; Navas 2013<text:span text:style-name="T4">).</text:span><text:s/>However, understanding the relative part of spatial process, environmental filtering and biotic interactions in multi-trophic community assemblage still deserve much works (Eisenhauer, 20xx) since our current knowledge is based on a restricted number of organisms (plants, fishes, …).<text:s/></text:p><text:p text:style-name="Commentaire">Enfin il faut être plus précis dans tes affirmations set les assoir avec des ref biblio</text:p></office:annotation>Introduction</text:span><text:span text:style-name="T5"><office:annotation-end office:name="0"/></text:span></text:h>
      <text:p text:style-name="P6"><text:span text:style-name="T7">While</text:span><text:span text:style-name="T8"><text:s/></text:span><text:span text:style-name="T9">a lot of studies focused on above-ground communities and their<text:s/></text:span><text:span text:style-name="T10">dynamics</text:span><text:span text:style-name="T11"><text:s/></text:span><text:span text:style-name="T12">through time and space, the below-ground<text:s/></text:span><text:span text:style-name="T13">part of the<text:s/></text:span><text:span text:style-name="T14">ecosystem</text:span><text:span text:style-name="T15">s</text:span><text:span text:style-name="T16"><text:s/></text:span><text:span text:style-name="T17">still remain<text:s/></text:span><text:span text:style-name="T18">poorly studied</text:span><text:span text:style-name="T19"><text:s/></text:span><text:span text:style-name="T20">(Van</text:span><text:span text:style-name="T21">ěk 1975)</text:span><text:span text:style-name="T22"><text:s/></text:span><text:span text:style-name="T23">(Nielsen<text:s/></text:span><text:span text:style-name="T24">et al.</text:span><text:span text:style-name="T25"><text:s/>2010)</text:span><text:span text:style-name="T26">. The reasons are multiple, for instance,<text:s/></text:span><text:span text:style-name="T27"><office:annotation office:name="1"><dc:creator> </dc:creator><dc:date>2023-06-01T17:49:00</dc:date><text:p text:style-name="Commentaire">Je ne crois pas qu’il faille l’écrire ou alors avec une réf</text:p></office:annotation>lack of interest,<text:s/></text:span><text:span text:style-name="T28"><office:annotation-end office:name="1"/></text:span><text:span text:style-name="T29">difficulties to account all of taxas : “(…) we only know at best a tiny fraction of the existing species diversity, and (2) our knowledge of both the distribution and abundan</text:span><text:span text:style-name="T30">ce of many known species remains very poor” (Wilson, 2002).<text:s/></text:span><text:span text:style-name="T31">Decaëns (2010) also stated that<text:s/></text:span><text:span text:style-name="T32">a very little<text:s/></text:span><text:span text:style-name="T33">is known<text:s/></text:span><text:span text:style-name="T34">about<text:s/></text:span><text:span text:style-name="T35">soil organisms’</text:span><text:span text:style-name="T36"><text:s/></text:span><text:span text:style-name="T37">taxonomy, systematics and biogeography</text:span><text:span text:style-name="T38">.</text:span></text:p>
      <text:p text:style-name="P39"><text:span text:style-name="T40">Nevertheless, the soil is the most<text:s/></text:span><text:span text:style-name="T41"><office:annotation office:name="2"><dc:creator> </dc:creator><dc:date>2023-06-01T17:50:00</dc:date><text:p text:style-name="Commentaire">?</text:p></office:annotation>spread<text:s/></text:span><text:span text:style-name="T42"><office:annotation-end office:name="2"/></text:span><text:span text:style-name="T43">compartment, because it constitutes the base for<text:s/></text:span><text:span text:style-name="T44">every<text:s/></text:span><text:span text:style-name="T45">terrestrial</text:span><text:span text:style-name="T46"><text:s/></text:span><text:span text:style-name="T47">ecosystem, it’s present in<text:s/></text:span><text:span text:style-name="T48"><office:annotation office:name="3"><dc:creator> </dc:creator><dc:date>2023-06-01T17:51:00</dc:date><text:p text:style-name="Commentaire">Non, spécialement en haute montagne ou la pédogénèse peut ne pas avoir commencer depuis longtemps</text:p></office:annotation>every<text:s/></text:span><text:span text:style-name="T49"><office:annotation-end office:name="3"/></text:span><text:span text:style-name="T50">environment. The soil is<text:s/></text:span><text:span text:style-name="T51">the habitat of multiple forms of life. Thus,<text:s/></text:span><text:span text:style-name="T52"><office:annotation office:name="4"><dc:creator> </dc:creator><dc:date>2023-06-01T17:52:00</dc:date><text:p text:style-name="Commentaire">OK mais ce n’est pas le plus judicieux dans ton intro<text:s/></text:p></office:annotation>it is very important in agriculture</text:span><text:span text:style-name="T53"><office:annotation-end office:name="4"/></text:span><text:span text:style-name="T54">, in an aim of production</text:span><text:span text:style-name="T55"><text:s/>(Carter 2002). Actually, soil<text:s/></text:span><text:span text:style-name="T56">hosts</text:span><text:span text:style-name="T57"><text:s/></text:span><text:span text:style-name="T58">a huge amount<text:s/></text:span><text:span text:style-name="T59">of diversity, as well as it contains a lot of terrestrial fauna families<text:s/></text:span><text:span text:style-name="T60">(Gongalsky 2021), and enormous unique microbial communities</text:span><text:span text:style-name="T61"><text:s/></text:span><text:span text:style-name="T62">(Griffiths &amp; Philippot 2013).<text:s/></text:span><text:span text:style-name="T63">In addition, its role in ecosystems<text:s/></text:span><text:span text:style-name="T64">functioning<text:s/></text:span><text:span text:style-name="T65">and<text:s/></text:span><text:span text:style-name="T66">biogeochemical<text:s/></text:span><text:span text:style-name="T67">cycle</text:span><text:span text:style-name="T68">s</text:span><text:span text:style-name="T69"><text:s/>is essential, thank</text:span><text:span text:style-name="T70">s to micro and macro fauna, putting compounds into movement, accelerating decomposition and mineralization</text:span><text:span text:style-name="T71"><text:s/></text:span><text:span text:style-name="T72">(Bradford<text:s/></text:span><text:span text:style-name="T73">et al.</text:span><text:span text:style-name="T74"><text:s/>2002)</text:span><text:span text:style-name="T75">. Soil is the major compartment that is sequestering carbon<text:s/></text:span><text:span text:style-name="T76">(Lal<text:s/></text:span><text:span text:style-name="T77">et al.</text:span><text:span text:style-name="T78"><text:s/>2015)</text:span><text:span text:style-name="T79">, which is relevant in our<text:s/></text:span><text:span text:style-name="T80"><office:annotation office:name="5"><dc:creator> </dc:creator><dc:date>2023-06-01T17:59:00</dc:date><text:p text:style-name="Commentaire">??</text:p></office:annotation>present conte</text:span><text:span text:style-name="T81"><office:annotation-end office:name="5"/></text:span><text:span text:style-name="T82">xt. As ever</text:span><text:span text:style-name="T83">y habitat on Earth, the soil experience human</text:span><text:span text:style-name="T84"><text:s/>activities, mostly pollution (</text:span><text:span text:style-name="T85"><office:annotation office:name="6"><dc:creator> </dc:creator><dc:date>2023-06-01T18:00:00</dc:date><text:p text:style-name="Commentaire">Lien avec ton sujet ?</text:p></office:annotation>with an emerging of microplastics</text:span><text:span text:style-name="T86"><office:annotation-end office:name="6"/></text:span><text:span text:style-name="T87">), land uses, depletion of nutrients, loss of organic matter and changes in pH balance<text:s/></text:span><text:span text:style-name="T88">(Geisen<text:s/></text:span><text:span text:style-name="T89">et al.</text:span><text:span text:style-name="T90"><text:s/>2019)</text:span><text:span text:style-name="T91">,<text:s/></text:span><text:span text:style-name="T92">(Tibbett<text:s/></text:span><text:span text:style-name="T93">et al.</text:span><text:span text:style-name="T94"><text:s/>2020)</text:span><text:span text:style-name="T95">. In this curren</text:span><text:span text:style-name="T96">t Anthropocene context, it’s becoming essential to protect theses ecosystems, as well as their biodiversity.<text:s/></text:span><text:span text:style-name="T97"><text:line-break/></text:span><text:span text:style-name="T98">In this will, trying to understand how communities<text:s/></text:span><text:span text:style-name="T99">assemble</text:span><text:span text:style-name="T100"><text:s/></text:span><text:span text:style-name="T101">constitutes a major key in knowledge and prediction of soil’s<text:s/></text:span><text:span text:style-name="T102"><office:annotation office:name="7"><dc:creator> </dc:creator><dc:date>2023-06-01T18:01:00</dc:date><text:p text:style-name="Commentaire">? quality ? health ?</text:p></office:annotation>states</text:span><text:span text:style-name="T103"><text:s/></text:span><text:span text:style-name="T104"><office:annotation-end office:name="7"/></text:span><text:span text:style-name="T105">(Gardi<text:s/></text:span><text:span text:style-name="T106">e</text:span><text:span text:style-name="T107">t al.</text:span><text:span text:style-name="T108"><text:s/>2009)</text:span><text:span text:style-name="T109">. Theses information about limiting factors, environmental influences are relevant in order to guide preservation and protection of biodiversity<text:s/></text:span><text:span text:style-name="T110">(Whittaker et al. 2001).<text:s/></text:span><text:span text:style-name="T111">In a context of global warming and modifications of land uses, predictions<text:s/></text:span><text:span text:style-name="T112">of how soil biodiversity changes over time could help</text:span><text:span text:style-name="T113"><text:s/>us to<text:s/></text:span><text:span text:style-name="T114">forecast</text:span><text:span text:style-name="T115"><text:s/></text:span><text:span text:style-name="T116">the impact of climate and land</text:span><text:span text:style-name="T117"><text:s/></text:span><text:span text:style-name="T118">changes</text:span><text:span text:style-name="T119"><text:s/></text:span><text:span text:style-name="T120">on<text:s/></text:span><text:span text:style-name="T121">soil<text:s/></text:span><text:span text:style-name="T122">fauna, and consequently on ecosystems.</text:span></text:p>
      <text:p text:style-name="P123"><text:span text:style-name="T124"><office:annotation office:name="8"><dc:creator> </dc:creator><dc:date>2023-06-01T18:09:00</dc:date><text:p text:style-name="Commentaire">Tu dis ici qu’il y a de nombreux travaux qui s’intéressent à la réponse à l’altitude … alors que toi justement tu vas essayer de dépelotonner les facteurs et d’identifier ceux qui ‘jouent’ vraiment. Il faut donc que tu amènes à un moment les limites de l’approche basée uniquement sur le gradient d’altitude</text:p></office:annotation>Several</text:span><text:span text:style-name="T125"><text:s/></text:span><text:span text:style-name="T126">researches<text:s/></text:span><text:span text:style-name="T127">ha</text:span><text:span text:style-name="T128">ve</text:span><text:span text:style-name="T129"><text:s/></text:span><text:span text:style-name="T130">used attitudinal gradient as complex factor, structuring soil’s faun</text:span><text:span text:style-name="T131">a</text:span><text:span text:style-name="T132"><text:s/></text:span><text:span text:style-name="T133">(Fischer<text:s/></text:span><text:span text:style-name="T134">et al.</text:span><text:span text:style-name="T135"><text:s/>n.d.)</text:span><text:span text:style-name="T136">,<text:s/></text:span><text:span text:style-name="T137">(Peters<text:s/></text:span><text:span text:style-name="T138">et al.</text:span><text:span text:style-name="T139"><text:s/>2016)</text:span><text:span text:style-name="T140">,<text:s/></text:span><text:span text:style-name="T141">(Yin<text:s/></text:span><text:span text:style-name="T142">et al.</text:span><text:span text:style-name="T143"><text:s/>2017)</text:span><text:span text:style-name="T144">. It has the advantage to imply a lot of different parameters such as pH, temperature, water deficit, incident light.<text:s/></text:span><text:span text:style-name="T145"><office:annotation-end office:name="8"/></text:span><text:span text:style-name="T146">Theses one are driving other parameters like<text:s/></text:span><text:span text:style-name="T147">plant production</text:span><text:span text:style-name="T148">,<text:s/></text:span><text:span text:style-name="T149">Soil</text:span><text:span text:style-name="T150"><text:s/></text:span><text:span text:style-name="T151">Organic Matter (SOM)</text:span><text:span text:style-name="T152">, C/N ratio. Focusing on elevation allows us to better understand mountain systems, and the relative importance of each parameter<text:s/></text:span><text:soft-page-break/><text:span text:style-name="T153">along altitude</text:span><text:span text:style-name="T154"><text:s/></text:span><text:span text:style-name="T155">(</text:span><text:span text:style-name="T156">Perrigo<text:s/></text:span><text:span text:style-name="T157">et al.</text:span><text:span text:style-name="T158"><text:s/>2020)</text:span><text:span text:style-name="T159">.</text:span><text:span text:style-name="T160"><text:s/>In addition, it gives us the opportunity to have access to a large variance of environmen</text:span><text:span text:style-name="T161">tal variables,<text:s/></text:span><text:span text:style-name="T162"><office:annotation office:name="9"><dc:creator> </dc:creator><dc:date>2023-06-01T18:04:00</dc:date><text:p text:style-name="Commentaire">??</text:p></office:annotation>which isn't very well spread</text:span><text:span text:style-name="T163"><office:annotation-end office:name="9"/></text:span><text:span text:style-name="T164">.</text:span></text:p>
      <text:p text:style-name="P165"><text:span text:style-name="T166"><office:annotation office:name="10"><dc:creator> </dc:creator><dc:date>2023-06-01T18:04:00</dc:date><text:p text:style-name="Commentaire">Un peu bancal. Est-ce une transition vers l’étude des groups trophiques?</text:p></office:annotation>Nevertheless, (Gongalsky 2021) supported, soil macro fauna is very diverse and includes a lot of animal families. In other words, interactions between living forms and abiotic and biotic parameters are multiple</text:span><text:span text:style-name="T167">, but their study could become very difficult. In this case, it is well supported to focus on some taxa, or interactions.</text:span><text:span text:style-name="T168"><office:annotation-end office:name="10"/></text:span></text:p>
      <text:p text:style-name="P169"><text:span text:style-name="T170">Thus,<text:s/></text:span><text:span text:style-name="T171"><office:annotation office:name="11"><dc:creator> </dc:creator><dc:date>2023-06-01T18:05:00</dc:date><text:p text:style-name="Commentaire">Il faut une réf</text:p></office:annotation>focusing on trophic guilds helps us to better understand how nutrients are distributed within the soil, how they are linked toge</text:span><text:span text:style-name="T172">ther by the<text:s/></text:span><text:span text:style-name="T173"><office:annotation office:name="12"><dc:creator> </dc:creator><dc:date>2023-06-01T18:05:00</dc:date><text:p text:style-name="Commentaire">Qu’entends-tu par là?</text:p></office:annotation>movement of organic matter</text:span><text:span text:style-name="T174"><office:annotation-end office:name="11"/></text:span><text:span text:style-name="T175">.<text:s/></text:span><text:span text:style-name="T176"><office:annotation-end office:name="12"/></text:span><text:span text:style-name="T177"><office:annotation office:name="13"><dc:creator> </dc:creator><dc:date>2023-06-01T18:06:00</dc:date><text:p text:style-name="Commentaire">Spéculatif. En grande culture avec beaucoup d’intrants et de travail du sol la diversité biologiques des sols est fortement réduite et pourtant les rendements peuvent être très élevés (=&gt; Beauce)</text:p></office:annotation>It also informs how plants can<text:s/></text:span><text:span text:style-name="T178">grow:</text:span><text:span text:style-name="T179"><text:s/>indeed, a more complex and mature trophic network usually increase plants growth</text:span><text:span text:style-name="T180"><text:s/></text:span><text:span text:style-name="T181">(Bradford<text:s/></text:span><text:span text:style-name="T182">et al.</text:span><text:span text:style-name="T183"><text:s/>2002)</text:span><text:span text:style-name="T184">.<text:s/></text:span><text:span text:style-name="T185"><office:annotation office:name="14"><dc:creator> </dc:creator><dc:date>2023-06-01T18:07:00</dc:date><text:p text:style-name="Commentaire">Je ne vois pas le lien avec la phrase précédente (“then”)</text:p></office:annotation>Then<text:s/></text:span><text:span text:style-name="T186"><office:annotation-end office:name="13"/></text:span><text:span text:style-name="T187">we should be able<text:s/></text:span><text:span text:style-name="T188"><office:annotation-end office:name="14"/></text:span><text:span text:style-name="T189">to determine how the main environmental factors a</text:span><text:span text:style-name="T190">re driving trophic guild composition. Moreover, trophic guilds could be linked together by<text:s/></text:span><text:span text:style-name="T191"><office:annotation office:name="15"><dc:creator> </dc:creator><dc:date>2023-06-01T18:08:00</dc:date><text:p text:style-name="Commentaire">??</text:p></office:annotation>organic chain<text:s/></text:span><text:span text:style-name="T192"><office:annotation-end office:name="15"/></text:span><text:span text:style-name="T193">in which case a perturbation at a lower trophic level could have consequences at higher levels</text:span><text:span text:style-name="T194"><text:s/></text:span><text:span text:style-name="T195">(Bradford<text:s/></text:span><text:span text:style-name="T196">et al.</text:span><text:span text:style-name="T197"><text:s/>2002)</text:span><text:span text:style-name="T198">. <text:s/></text:span><text:span text:style-name="T199"><office:annotation office:name="16"><dc:creator> </dc:creator><dc:date>2023-06-01T18:11:00</dc:date><text:p text:style-name="Commentaire">Non c’est du M&amp;M pas de l’intro</text:p></office:annotation>This is why this study is focusi</text:span><text:span text:style-name="T200">ng on four different trophic guilds, represented by one or more order. The first trophic guild are predators, with a focus on carabidae family and Araneae order. Then, herbivorous chain will be represented by Orthoptera order. Parasitoid wasps (Hymenoptera</text:span><text:span text:style-name="T201"><text:s/>order) are representatives of parasit diet. Finally, Diplopoda, Isopoda and Clitellata Orders represent the detritivores.</text:span><text:span text:style-name="T202"><office:annotation-end office:name="16"/></text:span></text:p>
      <text:p text:style-name="P203"><text:span text:style-name="T204">B</text:span><text:span text:style-name="T205">iodiversity metrics are diverse, with advantages, drawbacks, and<text:s/></text:span><text:span text:style-name="T206">habitat or scales preferences</text:span><text:span text:style-name="T207"><text:s/></text:span><text:span text:style-name="T208">(Pulleman<text:s/></text:span><text:span text:style-name="T209">et al.</text:span><text:s/>2012),(Dopheide<text:s/><text:span text:style-name="T210">et al.</text:span><text:s/>2020), (Willis 2019).<text:s/><text:span text:style-name="T211"><office:annotation office:name="17"><dc:creator> </dc:creator><dc:date>2023-06-01T18:11:00</dc:date><text:p text:style-name="Commentaire">Ben oui, par definition !</text:p></office:annotation>Alpha taxonomic diversity does not inform of the number of similar species between two areas, or the replacement rate.</text:span><text:span text:style-name="T212"><office:annotation-end office:name="17"/></text:span><text:span text:style-name="T213"><text:s/></text:span><text:span text:style-name="T214">This is why, since 1960, beta diversity index</text:span><text:span text:style-name="T215"><text:s/>are used in order to complete information given by alpha diversity (Tuomisto 2010). Beta diversity metrics measures three index : The spatial turnover (replacement rate), the nestedness-resultant dissimilarity, <text:s/>and the total dissimilarity between two sam</text:span><text:span text:style-name="T216">ples, two plots, or at high scale. It’s a<text:s/></text:span><text:span text:style-name="T217"><office:annotation office:name="18"><dc:creator> </dc:creator><dc:date>2023-06-01T18:12:00</dc:date><text:p text:style-name="Commentaire">Tu es sur ? Tu as un réf?</text:p><text:p text:style-name="Commentaire">Oui bien cela depend-il simplement dde la question qu’on pose … ?</text:p></office:annotation>better<text:s/></text:span><text:span text:style-name="T218"><office:annotation-end office:name="18"/></text:span><text:span text:style-name="T219">way to understand how<text:s/></text:span><text:span text:style-name="T220"><office:annotation office:name="19"><dc:creator> </dc:creator><dc:date>2023-06-01T18:12:00</dc:date><text:p text:style-name="Commentaire">Une espèce n’a pas de comportement</text:p></office:annotation>species behave<text:s/></text:span><text:span text:style-name="T221"><office:annotation-end office:name="19"/></text:span><text:span text:style-name="T222">in terms of distribution or how they are replaced. It can be paired with alpha diversity, mostly in an aim of previous description.<text:s/></text:span><text:span text:style-name="T223"><text:line-break/></text:span><text:span text:style-name="T224">Just like alpha diversity, beta biodi</text:span><text:span text:style-name="T225">versity is under influences of many factors, such as geographic distance, environmental variables or biotic influences<text:s/></text:span><text:bookmark-start text:name="ZOTERO_ITEM_CSL_CITATION_{&quot;citationID&quot;:&quot;"/><text:span text:style-name="T226">(Rodriguez-Artigas<text:s/></text:span><text:span text:style-name="T227">et al.</text:span><text:s/>2016)<text:bookmark-end text:name="ZOTERO_ITEM_CSL_CITATION_{&quot;citationID&quot;:&quot;"/><text:span text:style-name="T228">.</text:span></text:p>
      <text:p text:style-name="P229"><text:span text:style-name="T230"><office:annotation office:name="20"><dc:creator> </dc:creator><dc:date>2023-06-01T18:13:00</dc:date><text:p text:style-name="Commentaire">Doit venir après les questions</text:p></office:annotation>Therefore, the approach here is to study the beta diversity of species for four trophic guild of soil m</text:span><text:span text:style-name="T231">acro fauna in multiples attitudinal gradients.</text:span><text:span text:style-name="T232"><office:annotation-end office:name="20"/></text:span></text:p>
      <text:p text:style-name="P233"><text:span text:style-name="T234"><office:annotation office:name="27"><dc:creator> </dc:creator><dc:date>2023-06-01T18:18:00</dc:date><text:p text:style-name="Commentaire">A<text:s/>retravailler pour que ce soit plus clair</text:p></office:annotation>We firstly want to know which<text:s/></text:span><text:span text:style-name="T235"><office:annotation office:name="21"><dc:creator> </dc:creator><dc:date>2023-06-01T18:13:00</dc:date><text:p text:style-name="Commentaire">Abscons.<text:s/></text:p><text:p text:style-name="Commentaire">Tu n’as pas parler d’échelles spatiales dans ton intro.</text:p></office:annotation><office:annotation office:name="23"><dc:creator> </dc:creator><dc:date>2023-06-01T18:14:00</dc:date><text:p text:style-name="Commentaire">Dis comme ç <text:s/>ce n’est pas comprehensible. Il faut passer du jargon du labo au vocabulaire scientifique que tout lecteur peut comprendre</text:p></office:annotation><office:annotation office:name="22"><dc:creator> </dc:creator><dc:date>2023-06-01T18:16:00</dc:date><text:p text:style-name="Commentaire">Spatial scale</text:p></office:annotation>level of study</text:span><text:span text:style-name="T236"><office:annotation-end office:name="21"/></text:span><text:span text:style-name="T237"><text:s/></text:span><text:span text:style-name="T238"><office:annotation-end office:name="22"/></text:span><text:span text:style-name="T239">encompass the most the diversity</text:span><text:span text:style-name="T240"><office:annotation-end office:name="23"/></text:span><text:span text:style-name="T241">.</text:span></text:p>
      <text:p text:style-name="P242"><text:span text:style-name="T243">In a second time, we were interested on which<text:s/></text:span><text:span text:style-name="T244">environmental<text:s/></text:span><text:span text:style-name="T245">factor drives the most<text:s/></text:span><text:span text:style-name="T246">part of the</text:span><text:span text:style-name="T247"><text:s/>variance for each trophic guild, at different</text:span><text:span text:style-name="T248"><text:s/></text:span><text:span text:style-name="T249"><office:annotation office:name="24"><dc:creator> </dc:creator><dc:date>2023-06-01T18:15:00</dc:date><text:p text:style-name="Commentaire">Spatial scale</text:p></office:annotation>levels of study</text:span><text:span text:style-name="T250"><office:annotation-end office:name="24"/></text:span><text:span text:style-name="T251">.</text:span></text:p>
      <text:soft-page-break/>
      <text:p text:style-name="P252"><text:span text:style-name="T253">The main hypothesis states that, geographic distance is the main factor driving communities<text:s/></text:span><text:span text:style-name="T254"><office:annotation office:name="25"><dc:creator> </dc:creator><dc:date>2023-06-01T18:16:00</dc:date><text:p text:style-name="Commentaire">Tu n’as pas travaillé sur les traits</text:p></office:annotation>traits<text:s/></text:span><text:span text:style-name="T255"><office:annotation-end office:name="25"/></text:span><text:span text:style-name="T256">at<text:s/></text:span><text:span text:style-name="T257">larger spatial scales</text:span><text:span text:style-name="T258">. In other terms,<text:s/></text:span><text:span text:style-name="T259"><office:annotation office:name="26"><dc:creator> </dc:creator><dc:date>2023-06-01T18:16:00</dc:date><text:p text:style-name="Commentaire">+biogeography</text:p></office:annotation>colonization<text:s/></text:span><text:span text:style-name="T260"><office:annotation-end office:name="26"/></text:span><text:span text:style-name="T261">abilities should be the principal obstacle in organism spreading, as<text:s/></text:span><text:span text:style-name="T262">[BIBLIO]<text:s/></text:span><text:span text:style-name="T263">already supported. In addition, at a lower<text:s/></text:span><text:span text:style-name="T264">spatial<text:s/></text:span><text:span text:style-name="T265">scale, biotic variables such as vegetation composition<text:s/></text:span><text:span text:style-name="T266">drive</text:span><text:span text:style-name="T267"><text:s/></text:span><text:span text:style-name="T268">communities</text:span><text:span text:style-name="T269"><text:s/>beta-diversity</text:span><text:span text:style-name="T270">. Then, at intermediate scale, we suspect a role of habitat variable, like climate, or the<text:s/></text:span><text:span text:style-name="T271">vegetation</text:span><text:span text:style-name="T272"><text:s/></text:span><text:span text:style-name="T273">opening.<text:s/></text:span><text:span text:style-name="T274"><text:line-break/></text:span><text:span text:style-name="T275">Finally,<text:s/></text:span><text:span text:style-name="T276">we make the assumptions that a difference between trophic guilds will be identified, in line with<text:s/></text:span><text:span text:style-name="T277">[Biblio]</text:span><text:span text:style-name="T278"><office:annotation-end office:name="27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ibliography1" style:display-name="Bibliography 1" style:family="paragraph" style:parent-style-name="Index">
      <style:paragraph-properties style:line-height-at-least="0.1666in" fo:margin-left="0.5in" fo:text-indent="-0.5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aireCar" style:display-name="Commentaire Car" style:family="text" style:parent-style-name="Policepardéfaut">
      <style:text-properties style:font-name-complex="Mangal" fo:font-size="10pt" style:font-size-asian="10pt" style:font-size-complex="9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Textedebulles" style:display-name="Texte de bulles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edebullesCar" style:display-name="Texte de bulles Car" style:family="text" style:parent-style-name="Policepardéfau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 </dc:creator>
    <meta:creation-date>2023-05-02T15:00:00Z</meta:creation-date>
    <dc:date>2023-06-01T16:31:00Z</dc:date>
    <meta:template xlink:href="Normal" xlink:type="simple"/>
    <meta:editing-cycles>38</meta:editing-cycles>
    <meta:editing-duration>PT68340S</meta:editing-duration>
    <meta:user-defined meta:name="ZOTERO_PREF_1">&lt;data data-version="3" zotero-version="6.0.26"&gt;&lt;session id="t739Zpm8"/&gt;&lt;style id="http://www.zotero.org/styles/ecology-letters" hasBibliography="1" bibliographyStyleHasBeenSet="1"/&gt;&lt;prefs&gt;&lt;pref name="fieldType" value="ReferenceMark"/&gt;&lt;pref name="automatic</meta:user-defined>
    <meta:user-defined meta:name="ZOTERO_PREF_2">JournalAbbreviations" value="true"/&gt;&lt;/prefs&gt;&lt;/data&gt;</meta:user-defined>
    <meta:document-statistic meta:page-count="3" meta:paragraph-count="13" meta:word-count="1043" meta:character-count="6769" meta:row-count="47" meta:non-whitespace-character-count="5739"/>
  </office:meta>
</office:document-meta>
</file>